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0.875in"/>
    </style:style>
    <style:style style:name="TestCases.B" style:family="table-column">
      <style:table-column-properties style:column-width="3.8125in"/>
    </style:style>
    <style:style style:name="TestCases.C" style:family="table-column">
      <style:table-column-properties style:column-width="0.7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1pt" fo:font-weight="normal" officeooo:rsid="0016f69b" officeooo:paragraph-rsid="00453332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DejaVu Sans" fo:font-size="11pt" fo:font-weight="normal" officeooo:rsid="0016f69b" officeooo:paragraph-rsid="00453332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453332" officeooo:paragraph-rsid="00453332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officeooo:rsid="00453332" officeooo:paragraph-rsid="0045333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4db46" officeooo:paragraph-rsid="0044db46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53332" officeooo:paragraph-rsid="00453332" style:font-size-asian="12pt" style:font-weight-asian="normal" style:font-size-complex="12pt" style:font-weight-complex="normal"/>
    </style:style>
    <style:style style:name="P17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8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T1" style:family="text">
      <style:text-properties officeooo:rsid="0044db46"/>
    </style:style>
    <style:style style:name="T2" style:family="text">
      <style:text-properties officeooo:rsid="004533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2">10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17">Item</text:p>
          </table:table-cell>
          <table:table-cell table:style-name="Style.A1" office:value-type="string">
            <text:p text:style-name="P17">Notes</text:p>
          </table:table-cell>
          <table:table-cell table:style-name="Style.A1" office:value-type="string">
            <text:p text:style-name="P17">Points Possible</text:p>
          </table:table-cell>
          <table:table-cell table:style-name="Style.D1" office:value-type="string">
            <text:p text:style-name="P17">Points Earned</text:p>
          </table:table-cell>
        </table:table-row>
        <table:table-row>
          <table:table-cell table:style-name="Style.A2" office:value-type="string">
            <text:p text:style-name="P16">Scrennshot uploaded as a png or jpeg </text:p>
          </table:table-cell>
          <table:table-cell table:style-name="Style.A2" office:value-type="string">
            <text:p text:style-name="P8"/>
          </table:table-cell>
          <table:table-cell table:style-name="Style.A2" office:value-type="string">
            <text:p text:style-name="P14">10</text:p>
          </table:table-cell>
          <table:table-cell table:style-name="Style.D2" office:value-type="string">
            <text:p text:style-name="P9"/>
          </table:table-cell>
        </table:table-row>
        <table:table-row>
          <table:table-cell table:style-name="Style.A2" office:value-type="string">
            <text:p text:style-name="P13">All values clearly visible</text:p>
          </table:table-cell>
          <table:table-cell table:style-name="Style.A2" office:value-type="string">
            <text:p text:style-name="P8"/>
          </table:table-cell>
          <table:table-cell table:style-name="Style.A2" office:value-type="string">
            <text:p text:style-name="P11">1<text:span text:style-name="T2">0</text:span></text:p>
          </table:table-cell>
          <table:table-cell table:style-name="Style.D2" office:value-type="string">
            <text:p text:style-name="P9"/>
          </table:table-cell>
        </table:table-row>
      </table:table>
      <text:p text:style-name="P3"/>
      <text:p text:style-name="P3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18">Input</text:p>
          </table:table-cell>
          <table:table-cell table:style-name="TestCases.A1" office:value-type="string">
            <text:p text:style-name="P18">Expected Output</text:p>
          </table:table-cell>
          <table:table-cell table:style-name="TestCases.A1" office:value-type="string">
            <text:p text:style-name="P17">Points Possible</text:p>
          </table:table-cell>
          <table:table-cell table:style-name="TestCases.D1" office:value-type="string">
            <text:p text:style-name="P17">Points Earned</text:p>
          </table:table-cell>
        </table:table-row>
        <table:table-row>
          <table:table-cell table:style-name="TestCases.A2" office:value-type="string">
            <text:p text:style-name="P15">none</text:p>
          </table:table-cell>
          <table:table-cell table:style-name="TestCases.A2" office:value-type="string">
            <text:p text:style-name="P7">Sequential search found the value 1337 at index * in * microseconds</text:p>
            <text:p text:style-name="P7">Parallel search found the value 1337 at index * in * microseconds</text:p>
            <text:p text:style-name="P6">The efficiency of the parallel algorithm is: *</text:p>
          </table:table-cell>
          <table:table-cell table:style-name="TestCases.A2" office:value-type="string">
            <text:p text:style-name="P12"><text:span text:style-name="T1">4</text:span>0</text:p>
          </table:table-cell>
          <table:table-cell table:style-name="TestCases.D2" office:value-type="string">
            <text:p text:style-name="P10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1-09T09:11:53.633578626</dc:date>
    <meta:editing-duration>P1DT5H41M22S</meta:editing-duration>
    <meta:editing-cycles>25</meta:editing-cycles>
    <meta:generator>LibreOffice/6.4.6.2$Linux_X86_64 LibreOffice_project/40$Build-2</meta:generator>
    <meta:document-statistic meta:table-count="2" meta:image-count="0" meta:object-count="0" meta:page-count="1" meta:paragraph-count="24" meta:word-count="76" meta:character-count="423" meta:non-whitespace-character-count="370"/>
  </office:meta>
</office:document-meta>
</file>